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VEGA RUIZ, WILSON FREDY</text:p>
            <text:p text:style-name="P5"><text:span text:style-name="T15">Dni</text:span><text:span text:style-name="T14">:7247787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GRIPO VIPUS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VEGA RUIZ, WILSON FRED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247787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9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DEL MONTO ABONA CUBRE 4 AYP + 3 TERREST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2:20:0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